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Text_20_body">
      <style:text-properties officeooo:rsid="003619a2" officeooo:paragraph-rsid="003619a2"/>
    </style:style>
    <style:style style:name="P3" style:family="paragraph" style:parent-style-name="Text_20_body">
      <style:text-properties style:font-name="Nimbus Roman No9 L" officeooo:rsid="003c30ba" officeooo:paragraph-rsid="003c30ba" style:font-name-asian="DejaVu Sans" style:font-name-complex="DejaVu Sans"/>
    </style:style>
    <style:style style:name="P4" style:family="paragraph" style:parent-style-name="Text_20_body">
      <style:text-properties style:font-name="Nimbus Roman No9 L" officeooo:rsid="0041d4c1" officeooo:paragraph-rsid="0041d4c1" style:font-name-asian="DejaVu Sans" style:font-name-complex="DejaVu Sans"/>
    </style:style>
    <style:style style:name="P5" style:family="paragraph" style:parent-style-name="Text_20_body">
      <style:text-properties style:font-name="Nimbus Roman No9 L" officeooo:rsid="00457af7" officeooo:paragraph-rsid="00457af7" style:font-name-asian="DejaVu Sans" style:font-name-complex="DejaVu Sans"/>
    </style:style>
    <style:style style:name="P6" style:family="paragraph" style:parent-style-name="Text_20_body">
      <style:text-properties officeooo:rsid="003a10fc" officeooo:paragraph-rsid="003a10fc"/>
    </style:style>
    <style:style style:name="P7" style:family="paragraph" style:parent-style-name="Standard" style:list-style-name="L1"/>
    <style:style style:name="P8" style:family="paragraph" style:parent-style-name="Standard" style:list-style-name="L2">
      <style:text-properties fo:font-style="normal" officeooo:rsid="003edb26" officeooo:paragraph-rsid="003edb26" style:font-style-asian="normal" style:font-style-complex="normal"/>
    </style:style>
    <style:style style:name="P9" style:family="paragraph" style:parent-style-name="Standard" style:list-style-name="L2">
      <style:text-properties fo:font-style="normal" officeooo:rsid="0035c90c" officeooo:paragraph-rsid="0035c90c" style:font-style-asian="normal" style:font-style-complex="normal"/>
    </style:style>
    <style:style style:name="P10" style:family="paragraph" style:parent-style-name="Standard" style:list-style-name="L2">
      <style:text-properties fo:font-style="normal" style:font-style-asian="normal" style:font-style-complex="normal"/>
    </style:style>
    <style:style style:name="P11" style:family="paragraph" style:parent-style-name="Heading_20_3">
      <style:text-properties style:font-name="Nimbus Roman No9 L" officeooo:rsid="003619a2" officeooo:paragraph-rsid="003a798f" style:font-name-asian="DejaVu Sans" style:font-name-complex="DejaVu Sans"/>
    </style:style>
    <style:style style:name="P12" style:family="paragraph" style:parent-style-name="Heading_20_3">
      <style:text-properties style:font-name="Nimbus Roman No9 L" officeooo:rsid="003619a2" officeooo:paragraph-rsid="003619a2" style:font-name-asian="DejaVu Sans" style:font-name-complex="DejaVu Sans"/>
    </style:style>
    <style:style style:name="P13" style:family="paragraph" style:parent-style-name="Heading_20_3">
      <style:text-properties style:font-name="Nimbus Roman No9 L" officeooo:rsid="00457af7" officeooo:paragraph-rsid="00370ef6" style:font-name-asian="DejaVu Sans" style:font-name-complex="DejaVu Sans"/>
    </style:style>
    <style:style style:name="P14" style:family="paragraph" style:parent-style-name="Text_20_body" style:list-style-name="L3">
      <style:text-properties style:font-name="Nimbus Roman No9 L" officeooo:rsid="003edb26" officeooo:paragraph-rsid="00445bda" style:font-name-asian="DejaVu Sans" style:font-name-complex="DejaVu Sans"/>
    </style:style>
    <style:style style:name="P15" style:family="paragraph" style:parent-style-name="Text_20_body" style:list-style-name="L3">
      <style:text-properties style:font-name="Nimbus Roman No9 L" officeooo:rsid="003edb26" officeooo:paragraph-rsid="003edb26" style:font-name-asian="DejaVu Sans" style:font-name-complex="DejaVu Sans"/>
    </style:style>
    <style:style style:name="P16" style:family="paragraph" style:parent-style-name="Text_20_body" style:list-style-name="L3">
      <style:text-properties style:font-name="Nimbus Roman No9 L" officeooo:rsid="00445bda" officeooo:paragraph-rsid="00445bda" style:font-name-asian="DejaVu Sans" style:font-name-complex="DejaVu Sans"/>
    </style:style>
    <style:style style:name="T1" style:family="text">
      <style:text-properties style:font-name="Nimbus Roman No9 L" style:font-name-asian="DejaVu Sans" style:font-name-complex="DejaVu Sans"/>
    </style:style>
    <style:style style:name="T2" style:family="text">
      <style:text-properties style:font-name="Nimbus Roman No9 L" officeooo:rsid="003a798f" style:font-name-asian="DejaVu Sans" style:font-name-complex="DejaVu Sans"/>
    </style:style>
    <style:style style:name="T3" style:family="text">
      <style:text-properties style:font-name="Nimbus Roman No9 L" officeooo:rsid="003edb26" style:font-name-asian="DejaVu Sans" style:font-name-complex="DejaVu Sans"/>
    </style:style>
    <style:style style:name="T4" style:family="text">
      <style:text-properties style:font-name="Nimbus Roman No9 L" officeooo:rsid="00445bda" style:font-name-asian="DejaVu Sans" style:font-name-complex="DejaVu Sans"/>
    </style:style>
    <style:style style:name="T5" style:family="text">
      <style:text-properties style:font-name="Nimbus Roman No9 L" fo:font-style="italic" style:font-name-asian="DejaVu Sans" style:font-style-asian="italic" style:font-name-complex="DejaVu Sans" style:font-style-complex="italic"/>
    </style:style>
    <style:style style:name="T6" style:family="text">
      <style:text-properties style:font-name="Nimbus Roman No9 L" fo:font-style="normal" officeooo:rsid="003edb26" style:font-name-asian="DejaVu Sans" style:font-style-asian="normal" style:font-name-complex="DejaVu Sans" style:font-style-complex="normal"/>
    </style:style>
    <style:style style:name="T7" style:family="text">
      <style:text-properties officeooo:rsid="00370ef6"/>
    </style:style>
    <style:style style:name="T8" style:family="text">
      <style:text-properties style:font-name="Nimbus Sans L" fo:font-size="10.5pt" fo:font-weight="bold" officeooo:rsid="003a798f" style:font-size-asian="10.5pt" style:font-weight-asian="bold" style:font-size-complex="10.5pt" style:font-weight-complex="bold"/>
    </style:style>
    <style:style style:name="T9" style:family="text">
      <style:text-properties style:font-name="Nimbus Sans L" fo:font-size="10.5pt" fo:font-weight="bold" officeooo:rsid="00464cdf" style:font-size-asian="10.5pt" style:font-weight-asian="bold" style:font-size-complex="10.5pt" style:font-weight-complex="bold"/>
    </style:style>
    <style:style style:name="T10" style:family="text">
      <style:text-properties style:font-name="Nimbus Sans L" fo:font-size="10.5pt" fo:font-style="italic" fo:font-weight="bold" officeooo:rsid="003a10fc" style:font-size-asian="10.5pt" style:font-style-asian="italic" style:font-weight-asian="bold" style:font-size-complex="10.5pt" style:font-style-complex="italic" style:font-weight-complex="bold"/>
    </style:style>
    <style:style style:name="T11" style:family="text">
      <style:text-properties officeooo:rsid="0040aac0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3c76f9" style:font-style-asian="italic" style:font-weight-asian="bold" style:font-style-complex="italic" style:font-weight-complex="bold"/>
    </style:style>
    <style:style style:name="T14" style:family="text">
      <style:text-properties officeooo:rsid="0041d4c1"/>
    </style:style>
    <style:style style:name="T15" style:family="text">
      <style:text-properties officeooo:rsid="004389d3"/>
    </style:style>
    <style:style style:name="T16" style:family="text">
      <style:text-properties officeooo:rsid="00445bda"/>
    </style:style>
    <style:style style:name="T17" style:family="text">
      <style:text-properties officeooo:rsid="003c76f9"/>
    </style:style>
    <style:style style:name="T18" style:family="text">
      <style:text-properties officeooo:rsid="00464c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15">4</text:span> : <text:span text:style-name="T15">Premières pipeline</text:span></text:h>
      <text:list xml:id="list454299001" text:style-name="L1">
        <text:list-header>
          <text:p text:style-name="P7"/>
        </text:list-header>
      </text:list>
      <text:h text:style-name="Heading_20_2" text:outline-level="2">Objectifs</text:h>
      <text:list xml:id="list633583363" text:style-name="L2">
        <text:list-item>
          <text:p text:style-name="P8">Distinguer les 2 syntaxes</text:p>
        </text:list-item>
        <text:list-item>
          <text:p text:style-name="P8">Se familiariser avec les 2 façons de mettre au point des pipeli<text:span text:style-name="T11">n</text:span>e<text:span text:style-name="T11">s</text:span></text:p>
          <text:p text:style-name="P9"/>
          <text:p text:style-name="P10"/>
        </text:list-item>
      </text:list>
      <text:p text:style-name="P1"/>
      <text:h text:style-name="P11" text:outline-level="3"><text:span text:style-name="T15">4</text:span>.1 <text:span text:style-name="T15">Syntaxes</text:span></text:h>
      <text:h text:style-name="Heading_20_10" text:outline-level="10"><text:span text:style-name="T18">4.1.1 </text:span>Création dans l’Interface Utilisateur <text:span text:style-name="T15">une pipeline script</text:span></text:h>
      <text:p text:style-name="P6"><text:span text:style-name="T1">Via l’interface créer une Pipeline </text:span><text:span text:style-name="T3">Script </text:span><text:span text:style-name="T1">« First_Pipeline » </text:span><text:span text:style-name="T3">qui </text:span><text:span text:style-name="T4">définit 3 phases</text:span><text:span text:style-name="T3"> :</text:span></text:p>
      <text:list xml:id="list3527489027" text:style-name="L3">
        <text:list-item>
          <text:p text:style-name="P16">Préparation :</text:p>
          <text:list>
            <text:list-item>
              <text:p text:style-name="P14">Checkout du scm</text:p>
            </text:list-item>
            <text:list-item>
              <text:p text:style-name="P15"><text:span text:style-name="T16">Définition de l’outil </text:span>Maven <text:span text:style-name="T16">défini dans Jenkins</text:span></text:p>
            </text:list-item>
          </text:list>
        </text:list-item>
        <text:list-item>
          <text:p text:style-name="P16">Build</text:p>
          <text:list>
            <text:list-item>
              <text:p text:style-name="P16">Exécution de la cible Maven <text:span text:style-name="T12">clean package</text:span></text:p>
            </text:list-item>
          </text:list>
        </text:list-item>
        <text:list-item>
          <text:p text:style-name="P16">Resultats</text:p>
          <text:list>
            <text:list-item>
              <text:p text:style-name="P16">Publication des résultats de tests</text:p>
            </text:list-item>
            <text:list-item>
              <text:p text:style-name="P15">Archivage des artefacts</text:p>
            </text:list-item>
          </text:list>
        </text:list-item>
      </text:list>
      <text:h text:style-name="P12" text:outline-level="3"><text:span text:style-name="T9">4</text:span><text:span text:style-name="T8">.1.2 </text:span><text:span text:style-name="T10">JenkinsFile</text:span></text:h>
      <text:p text:style-name="P2"><text:span text:style-name="T2">En utilisant la syntaxe déclarative, mettre au point </text:span><text:span text:style-name="T3">un</text:span><text:span text:style-name="T2"> </text:span><text:span text:style-name="T5">Jenkinsfile</text:span><text:span text:style-name="T1"> </text:span><text:span text:style-name="T2">qui </text:span><text:span text:style-name="T6">effectue les mêmes étapes</text:span></text:p>
      <text:h text:style-name="P1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5-21T16:14:59</meta:creation-date>
    <dc:date>2019-05-21T20:53:51.881668303</dc:date>
    <meta:editing-duration>P1DT17H34M34S</meta:editing-duration>
    <meta:editing-cycles>161</meta:editing-cycles>
    <meta:generator>LibreOffice/6.0.7.3$Linux_X86_64 LibreOffice_project/00m0$Build-3</meta:generator>
    <dc:title>TP4 : Premières pipeline</dc:title>
    <meta:document-statistic meta:table-count="0" meta:image-count="0" meta:object-count="0" meta:page-count="1" meta:paragraph-count="20" meta:word-count="104" meta:character-count="596" meta:non-whitespace-character-count="522"/>
    <meta:user-defined meta:name="Info 1"/>
    <meta:user-defined meta:name="Info 2"/>
    <meta:user-defined meta:name="Info 3"/>
    <meta:user-defined meta:name="Info 4"/>
  </office:meta>
</office:document-meta>
</file>